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0.3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table:style-name="ce1" office:value-type="float" office:value="256" calcext:value-type="float">
            <text:p>256</text:p>
          </table:table-cell>
          <table:table-cell table:style-name="ce1" office:value-type="string" calcext:value-type="string">
            <text:p>256 – me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string" calcext:value-type="string">
            <text:p>1024 – me</text:p>
          </table:table-cell>
          <table:table-cell table:style-name="ce1" office:value-type="float" office:value="4096" calcext:value-type="float">
            <text:p>4096</text:p>
          </table:table-cell>
          <table:table-cell table:style-name="ce1" office:value-type="string" calcext:value-type="string">
            <text:p>4096 – me</text:p>
          </table:table-cell>
        </table:table-row>
        <table:table-row table:style-name="ro1">
          <table:table-cell office:value-type="string" calcext:value-type="string">
            <text:p>random/pure monte carlo</text:p>
          </table:table-cell>
          <table:table-cell office:value-type="float" office:value="0.010774" calcext:value-type="float">
            <text:p>0.010774</text:p>
          </table:table-cell>
          <table:table-cell office:value-type="float" office:value="0.0106455" calcext:value-type="float">
            <text:p>0.0106455</text:p>
          </table:table-cell>
          <table:table-cell office:value-type="float" office:value="0.005388" calcext:value-type="float">
            <text:p>0.005388</text:p>
          </table:table-cell>
          <table:table-cell office:value-type="float" office:value="0.00536476" calcext:value-type="float">
            <text:p>0.00536476</text:p>
          </table:table-cell>
          <table:table-cell office:value-type="float" office:value="0.002731" calcext:value-type="float">
            <text:p>0.002731</text:p>
          </table:table-cell>
          <table:table-cell office:value-type="float" office:value="0.00268064" calcext:value-type="float">
            <text:p>0.00268064</text:p>
          </table:table-cell>
        </table:table-row>
        <table:table-row table:style-name="ro1">
          <table:table-cell office:value-type="string" calcext:value-type="string">
            <text:p>Halton rot</text:p>
          </table:table-cell>
          <table:table-cell office:value-type="float" office:value="0.001147" calcext:value-type="float">
            <text:p>0.001147</text:p>
          </table:table-cell>
          <table:table-cell office:value-type="float" office:value="0.00128722" calcext:value-type="float">
            <text:p>0.00128722</text:p>
          </table:table-cell>
          <table:table-cell office:value-type="float" office:value="0.000337" calcext:value-type="float">
            <text:p>0.000337</text:p>
          </table:table-cell>
          <table:table-cell office:value-type="float" office:value="0.000427193" calcext:value-type="float">
            <text:p>0.000427193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10363" calcext:value-type="float">
            <text:p>0.00010363</text:p>
          </table:table-cell>
        </table:table-row>
        <table:table-row table:style-name="ro1">
          <table:table-cell office:value-type="string" calcext:value-type="string">
            <text:p>jittered/stratified</text:p>
          </table:table-cell>
          <table:table-cell office:value-type="float" office:value="0.000663" calcext:value-type="float">
            <text:p>0.000663</text:p>
          </table:table-cell>
          <table:table-cell office:value-type="float" office:value="0.000686454" calcext:value-type="float">
            <text:p>0.000686454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.000168031" calcext:value-type="float">
            <text:p>0.000168031</text:p>
          </table:table-cell>
          <table:table-cell office:value-type="float" office:value="0.000042" calcext:value-type="float">
            <text:p>4.2E-05</text:p>
          </table:table-cell>
          <table:table-cell table:style-name="ce2" office:value-type="float" office:value="0.0000434565" calcext:value-type="float">
            <text:p>4.35E-05</text:p>
          </table:table-cell>
        </table:table-row>
        <table:table-row table:style-name="ro1">
          <table:table-cell office:value-type="string" calcext:value-type="string">
            <text:p>Multi-jittered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.000190982" calcext:value-type="float">
            <text:p>0.000190982</text:p>
          </table:table-cell>
          <table:table-cell office:value-type="float" office:value="0.000044" calcext:value-type="float">
            <text:p>4.4E-05</text:p>
          </table:table-cell>
          <table:table-cell table:style-name="ce2" office:value-type="float" office:value="0.0000432197" calcext:value-type="float">
            <text:p>4.32E-05</text:p>
          </table:table-cell>
          <table:table-cell office:value-type="float" office:value="0.000011" calcext:value-type="float">
            <text:p>1.1E-05</text:p>
          </table:table-cell>
          <table:table-cell table:style-name="ce2" office:value-type="float" office:value="0.00001101" calcext:value-type="float">
            <text:p>1.10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6T09:55:52.321000000</meta:creation-date>
    <dc:date>2021-07-06T10:05:58.914000000</dc:date>
    <meta:editing-duration>PT10M4S</meta:editing-duration>
    <meta:editing-cycles>5</meta:editing-cycles>
    <meta:generator>LibreOffice/6.2.8.2$Windows_X86_64 LibreOffice_project/f82ddfca21ebc1e222a662a32b25c0c9d20169ee</meta:generator>
    <meta:document-statistic meta:table-count="1" meta:cell-count="34" meta:object-count="0"/>
  </office:meta>
</office:document-meta>
</file>